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sBeanDefinitionParser.AspectsBeanDefinitionParser( final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sBeanDefinitionParser.AspectsBeanDefinitionParser( final String className , Class aspectChai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sBeanDefinitionParser.parse( Element element , ParserContext parserContex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